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left="0.00pt" fo:text-indent="36.00pt" fo:margin-bottom="8.00pt"/>
    </style:style>
    <style:style style:name="P2" style:family="paragraph">
      <style:paragraph-properties fo:line-height="100.00%" fo:text-align="left" fo:margin-bottom="8.00pt"/>
    </style:style>
  </office:automatic-styles>
  <office:body>
    <office:text>
      <text:p text:style-name="P1"><text:span text:style-name="T1">Explanation of ISA account ending in 8815 </text:span></text:p>
      <text:p text:style-name="P2"><text:span text:style-name="T1">I opened the ISA Account ending 8815 in November 2019 with the aim to take advantage of the government Help to buy scheme for first time buyers in the UK in the beginning of 2020, I wanted to save and buy our first home but because of COVID 19 which happened in 2020 I could not do any business because I export to Africa and borders were closed my business could not continue as well because I was high risk and was told by midwife to not have contact with people as I was pregnant.</text:span></text:p>
      <text:p text:style-name="P2"><text:span text:style-name="T1">I actually started Saving £200 in the ISA account in February 2021, before I started receiving universal credit Benefit but along the line in 2021 I suffered domestic abuse and we separated so I moved to Manchester with my four children and then I had to use the money in the account ending 8815 to pay deposit for accommodation as business was still very down I could not get back the money I invested in the business because the<text:s text:c="2"/>products I exported immediately<text:s text:c="2"/>before COVID 19 restrictions were not cleared until after covid so I could not sell them out as most of the products were close to expiry date and other were damaged.</text:span></text:p>
      <text:p text:style-name="P2"><text:span text:style-name="T1">So, the money in the ISA Account was used to settle accommodation and rent.</text:span></text:p>
      <text:p text:style-name="P2"><text:span text:style-name="T1">The breakdown is below.</text:span></text:p>
      <text:p text:style-name="P2"><text:span text:style-name="T1">15/09/22<text:s/></text:span><text:span text:style-name="T2">–</text:span><text:span text:style-name="T3"><text:s/></text:span><text:span text:style-name="T4">£1500 added to the money I used to pay for a deposit for our house on Winsford Walk. </text:span></text:p>
      <text:p text:style-name="P2"><text:span text:style-name="T4">1/11/22<text:s/></text:span><text:span text:style-name="T5">–</text:span><text:span text:style-name="T6"><text:s/></text:span><text:span text:style-name="T7">£800 used to buy bed and mattress, for my room as the house was rented unfurnished</text:span></text:p>
      <text:p text:style-name="P2"><text:span text:style-name="T7">16/11/22<text:s/></text:span><text:span text:style-name="T8">–</text:span><text:span text:style-name="T9"><text:s/></text:span><text:span text:style-name="T10">£650 added to pay rent</text:span></text:p>
      <text:p text:style-name="P2"><text:span text:style-name="T10">16/11/22 £ 70 deposit into my current account so it will not go into overdraft.</text:span></text:p>
      <text:p text:style-name="P2"><text:span text:style-name="T10">26/11/22 £70 used to buy new school uniforms, school bags, shoes for Bryan, Jed, Natasha as they changed schools.</text:span></text:p>
      <text:p text:style-name="P2"><text:span text:style-name="T10">8/12/22 £800 paid to E comm course modules and website creation, I want to start selling products like children shirts, phone cases etc, an online store basically to sell products.</text:span></text:p>
      <text:p text:style-name="P2"><text:span text:style-name="T10">The available balance is £684.84 which I have left in the account because I do not want the bank to close the ISA account as the money will be transferred into my main current account and be used for payment of rent or other urgent needs. Rent is £1,295 every month.<text:s text:c="2"/></text:span></text:p>
      <text:p text:style-name="P2"><text:span text:style-name="T10">Please note that I have uploaded my nationwide account but it has only my account number not my name. </text:span></text:p>
      <text:p text:style-name="P2"><text:span text:style-name="T10"/></text:p>
      <text:p text:style-name="P2"><text:span text:style-name="T10"><text:s/>Account ending 0022 + 614 for monthly expenditure and inputs</text:span></text:p>
      <text:p text:style-name="P2"><text:span text:style-name="T10">September 2022</text:span></text:p>
      <text:p text:style-name="P2"><text:span text:style-name="T10">Outgoings</text:span></text:p>
      <text:p text:style-name="P2"><text:span text:style-name="T10">Debt payment PayPal’s total amount £28.59</text:span></text:p>
      <text:p text:style-name="P2"><text:span text:style-name="T10">Gas/electricity £74.71</text:span></text:p>
      <text:p text:style-name="P2"><text:span text:style-name="T10">Mobile top up £10</text:span></text:p>
      <text:p text:style-name="P2"><text:span text:style-name="T10">Coventry university transcript request (I’m going back to school) £45</text:span></text:p>
      <text:p text:style-name="P2"><text:span text:style-name="T10">Food £438.50</text:span></text:p>
      <text:p text:style-name="P2"><text:span text:style-name="T10">Library print £ 2.30</text:span></text:p>
      <text:p text:style-name="P2"><text:span text:style-name="T10">Fridge, humidifier, washing machine, and sofa£962</text:span></text:p>
      <text:p text:style-name="P2"><text:span text:style-name="T10">ISA £200</text:span></text:p>
      <text:p text:style-name="P2"><text:span text:style-name="T10">Transport £9.7</text:span></text:p>
      <text:p text:style-name="P2"><text:span text:style-name="T10">Deposit for and house rent£ 2,490.39</text:span></text:p>
      <text:p text:style-name="P2"><text:span text:style-name="T10"><text:s/>Car Insurance £54.08</text:span></text:p>
      <text:p text:style-name="P2"><text:span text:style-name="T10">Import delivery £100</text:span></text:p>
      <text:p text:style-name="P2"><text:span text:style-name="T10">BTH school payment for BRYAN (Building contribution, locker payment and lunch drink £ 62.61</text:span></text:p>
      <text:p text:style-name="P2"><text:span text:style-name="T10">Account fee £13</text:span></text:p>
      <text:p text:style-name="P2"><text:span text:style-name="T10">TOTAL = £4,390.88</text:span></text:p>
      <text:p text:style-name="P2"><text:span text:style-name="T10">Incomings</text:span></text:p>
      <text:p text:style-name="P2"><text:span text:style-name="T10">Universal credit £1,334.11</text:span></text:p>
      <text:p text:style-name="P2"><text:span text:style-name="T10">Child benefit £ 260.60</text:span></text:p>
      <text:p text:style-name="P2"><text:span text:style-name="T10">Brongash Global limited payment £1300 </text:span></text:p>
      <text:p text:style-name="P2"><text:span text:style-name="T10">ISA account 8815 transfer £1500</text:span></text:p>
      <text:p text:style-name="P2"><text:span text:style-name="T10">Total £4394.11</text:span></text:p>
      <text:p text:style-name="P2"><text:span text:style-name="T10"/></text:p>
      <text:p text:style-name="P2"><text:span text:style-name="T10"/></text:p>
      <text:p text:style-name="P2"><text:span text:style-name="T10">OCTOBER 2022</text:span></text:p>
      <text:p text:style-name="P2"><text:span text:style-name="T10">OUTGOINGS</text:span></text:p>
      <text:p text:style-name="P2"><text:span text:style-name="T10">Car insurance £73.38</text:span></text:p>
      <text:p text:style-name="P2"><text:span text:style-name="T10">House Rent £1,295</text:span></text:p>
      <text:p text:style-name="P2"><text:span text:style-name="T10">Food £339.21</text:span></text:p>
      <text:p text:style-name="P2"><text:span text:style-name="T10">Gas/electricity £74.71</text:span></text:p>
      <text:p text:style-name="P2"><text:span text:style-name="T10">Service delivery by Nkechinyere Ejeh £200</text:span></text:p>
      <text:p text:style-name="P2"><text:span text:style-name="T10">Account fee-£13</text:span></text:p>
      <text:p text:style-name="P2"><text:span text:style-name="T10">Credit card payment £7.99 disney plus subscription</text:span></text:p>
      <text:p text:style-name="P2"><text:span text:style-name="T10">Sets of pots- £ 295</text:span></text:p>
      <text:p text:style-name="P2"><text:span text:style-name="T10">Debt payment PayPal’s total amount £68.3 </text:span></text:p>
      <text:p text:style-name="P2"><text:span text:style-name="T10">Talk Talk broadband £19.99</text:span></text:p>
      <text:p text:style-name="P2"><text:span text:style-name="T10">ISA standing order £200</text:span></text:p>
      <text:p text:style-name="P2"><text:span text:style-name="T10">Cloths £47.78</text:span></text:p>
      <text:p text:style-name="P2"><text:span text:style-name="T10">Transport £ 11.10</text:span></text:p>
      <text:p text:style-name="P2"><text:span text:style-name="T10">Total out £2449.4</text:span></text:p>
      <text:p text:style-name="P2"><text:span text:style-name="T10">Incomings </text:span></text:p>
      <text:p text:style-name="P2"><text:span text:style-name="T10">Universal credit £1,334.11</text:span></text:p>
      <text:p text:style-name="P2"><text:span text:style-name="T10">Trafford food help £60</text:span></text:p>
      <text:p text:style-name="P2"><text:span text:style-name="T10">Child benefit - £260.60</text:span></text:p>
      <text:p text:style-name="P2"><text:span text:style-name="T10">Transfer from my account ending 8815 £800 to help with other bills</text:span></text:p>
      <text:p text:style-name="P2"><text:span text:style-name="T10">Total= £2,454.11</text:span></text:p>
      <text:p text:style-name="P2"><text:span text:style-name="T10"/></text:p>
      <text:p text:style-name="P2"><text:span text:style-name="T10">NOVEMBER<text:s text:c="2"/>2022</text:span></text:p>
      <text:p text:style-name="P2"><text:span text:style-name="T10">OUTGOINGS </text:span></text:p>
      <text:p text:style-name="P2"><text:span text:style-name="T10">Rent £1,295</text:span></text:p>
      <text:p text:style-name="P2"><text:span text:style-name="T10">Transport £ 17</text:span></text:p>
      <text:p text:style-name="P2"><text:span text:style-name="T10">Food £ 343.55</text:span></text:p>
      <text:p text:style-name="P2"><text:span text:style-name="T10">Debts £ 54</text:span></text:p>
      <text:p text:style-name="P2"><text:span text:style-name="T10">Nkechinyere Ejeh ( bunk bed and delivery for the two boys) £800</text:span></text:p>
      <text:p text:style-name="P2"><text:span text:style-name="T10">Toiletries £16.58</text:span></text:p>
      <text:p text:style-name="P2"><text:span text:style-name="T10">ISA £200</text:span></text:p>
      <text:p text:style-name="P2"><text:span text:style-name="T10">Talk Talk £20.99</text:span></text:p>
      <text:p text:style-name="P2"><text:span text:style-name="T10">Petrol £34.05</text:span></text:p>
      <text:p text:style-name="P2"><text:span text:style-name="T10">Legal service £1000</text:span></text:p>
      <text:p text:style-name="P2"><text:span text:style-name="T10">Medication £15</text:span></text:p>
      <text:p text:style-name="P2"><text:span text:style-name="T10">Credit card Disney plus subscription £7.99</text:span></text:p>
      <text:p text:style-name="P2"><text:span text:style-name="T10">Account fee £13</text:span></text:p>
      <text:p text:style-name="P2"><text:span text:style-name="T10">Total £ 3,762</text:span></text:p>
      <text:p text:style-name="P2"><text:span text:style-name="T10"/></text:p>
      <text:p text:style-name="P2"><text:span text:style-name="T10">IN COMINGS</text:span></text:p>
      <text:p text:style-name="P2"><text:span text:style-name="T10">Universal credit £ 1,334.11</text:span></text:p>
      <text:p text:style-name="P2"><text:span text:style-name="T10">Child benefit 260.60</text:span></text:p>
      <text:p text:style-name="P2"><text:span text:style-name="T10">Transfer from ISA 8815 £750 added into money to pay rent</text:span></text:p>
      <text:p text:style-name="P2"><text:span text:style-name="T10">Trafford help with food £240</text:span></text:p>
      <text:p text:style-name="P2"><text:span text:style-name="T10">Cost of living crisis £324</text:span></text:p>
      <text:p text:style-name="P2"><text:span text:style-name="T10">Service payment £400</text:span></text:p>
      <text:p text:style-name="P2"><text:span text:style-name="T10">Total £ 3308.55</text:span></text:p>
      <text:p text:style-name="P2"><text:span text:style-name="T10"/></text:p>
      <text:p text:style-name="P2"><text:span text:style-name="T10"/></text:p>
      <text:p text:style-name="P2"><text:span text:style-name="T10">DECEMBER 2022</text:span></text:p>
      <text:p text:style-name="P2"><text:span text:style-name="T10">OUTGOINGS</text:span></text:p>
      <text:p text:style-name="P2"><text:span text:style-name="T10">Dining<text:s text:c="2"/>chairs £380</text:span></text:p>
      <text:p text:style-name="P2"><text:span text:style-name="T10">disney plus £7.99</text:span></text:p>
      <text:p text:style-name="P2"><text:span text:style-name="T10">Account charge £13</text:span></text:p>
      <text:p text:style-name="P2"><text:span text:style-name="T10">Total £3,125.08Car Insurance £65</text:span></text:p>
      <text:p text:style-name="P2"><text:span text:style-name="T10">House rent £1295</text:span></text:p>
      <text:p text:style-name="P2"><text:span text:style-name="T10">Food £374.23</text:span></text:p>
      <text:p text:style-name="P2"><text:span text:style-name="T10">Transport £246.25</text:span></text:p>
      <text:p text:style-name="P2"><text:span text:style-name="T10">Ecomm (Online store training and website creation) £800</text:span></text:p>
      <text:p text:style-name="P2"><text:span text:style-name="T10">Debts £50</text:span></text:p>
      <text:p text:style-name="P2"><text:span text:style-name="T10">ISA £200</text:span></text:p>
      <text:p text:style-name="P2"><text:span text:style-name="T10">Medication £1.49</text:span></text:p>
      <text:p text:style-name="P2"><text:span text:style-name="T10">Company house £40</text:span></text:p>
      <text:p text:style-name="P2"><text:span text:style-name="T10">Gas / Electricity £74.714</text:span></text:p>
      <text:p text:style-name="P2"><text:span text:style-name="T10">Petrol £45.81</text:span></text:p>
      <text:p text:style-name="P2"><text:span text:style-name="T10">Post office £6.85</text:span></text:p>
      <text:p text:style-name="P2"><text:span text:style-name="T10">Uniform £58.35</text:span></text:p>
      <text:p text:style-name="P2"><text:span text:style-name="T10">TOTAL £3433.68</text:span></text:p>
      <text:p text:style-name="P2"><text:span text:style-name="T10"/></text:p>
      <text:p text:style-name="P2"><text:span text:style-name="T10"/></text:p>
      <text:p text:style-name="P2"><text:span text:style-name="T10"/></text:p>
      <text:p text:style-name="P2"><text:span text:style-name="T10">INCOMINGS</text:span></text:p>
      <text:p text:style-name="P2"><text:span text:style-name="T10">Universal credit £ 1,334.11</text:span></text:p>
      <text:p text:style-name="P2"><text:span text:style-name="T10">Child benefit 260.60</text:span></text:p>
      <text:p text:style-name="P2"><text:span text:style-name="T10">Transfer from ISA 8815 £800</text:span></text:p>
      <text:p text:style-name="P2"><text:span text:style-name="T10">Trafford help with food £240</text:span></text:p>
      <text:p text:style-name="P2"><text:span text:style-name="T10">Cold weather payment Trafford £50</text:span></text:p>
      <text:p text:style-name="P2"><text:span text:style-name="T10">Service payment £950</text:span></text:p>
      <text:p text:style-name="P2"><text:span text:style-name="T10">British gas refund £67</text:span></text:p>
      <text:p text:style-name="P2"><text:span text:style-name="T10">Total £3701.55</text:span></text:p>
      <text:p text:style-name="P2"><text:span text:style-name="T10"/></text:p>
      <text:p text:style-name="P2"><text:span text:style-name="T10"/></text:p>
      <text:p text:style-name="P2"><text:span text:style-name="T10"/></text:p>
      <text:p text:style-name="P2"><text:span text:style-name="T10">January 2023</text:span></text:p>
      <text:p text:style-name="P2"><text:span text:style-name="T10">INCOMING</text:span></text:p>
      <text:p text:style-name="P2"><text:span text:style-name="T10">Universal credit £ 1,334.11</text:span></text:p>
      <text:p text:style-name="P2"><text:span text:style-name="T10">Child benefit 260.44</text:span></text:p>
      <text:p text:style-name="P2"><text:span text:style-name="T10">Service payment(Work from self employment) £600</text:span></text:p>
      <text:p text:style-name="P2"><text:span text:style-name="T10">British gas refund £67</text:span></text:p>
      <text:p text:style-name="P2"><text:span text:style-name="T10">Service payment £500</text:span></text:p>
      <text:p text:style-name="P2"><text:span text:style-name="T10">tOTAL<text:s text:c="2"/>£2761.55</text:span></text:p>
      <text:p text:style-name="P2"><text:span text:style-name="T10">OUTGOING</text:span></text:p>
      <text:p text:style-name="P2"><text:span text:style-name="T10">Car Insurance £63.49</text:span></text:p>
      <text:p text:style-name="P2"><text:span text:style-name="T10">House rent £1295</text:span></text:p>
      <text:p text:style-name="P2"><text:span text:style-name="T10">Food £356.89</text:span></text:p>
      <text:p text:style-name="P2"><text:span text:style-name="T10">Transport £30</text:span></text:p>
      <text:p text:style-name="P2"><text:span text:style-name="T10">Debts £50</text:span></text:p>
      <text:p text:style-name="P2"><text:span text:style-name="T10">ISA £200</text:span></text:p>
      <text:p text:style-name="P2"><text:span text:style-name="T10">Medication £1.49</text:span></text:p>
      <text:p text:style-name="P2"><text:span text:style-name="T10">Sports shoes £56.98</text:span></text:p>
      <text:p text:style-name="P2"><text:span text:style-name="T10">Service payment £500</text:span></text:p>
      <text:p text:style-name="P2"><text:span text:style-name="T10">Gas / Electricity £74.71</text:span></text:p>
      <text:p text:style-name="P2"><text:span text:style-name="T10">Bathing soaps creams, toiletries, body creams supply<text:s text:c="2"/>£94 </text:span></text:p>
      <text:p text:style-name="P2"><text:span text:style-name="T10">Petrol £51.21</text:span></text:p>
      <text:p text:style-name="P2"><text:span text:style-name="T10">Medications £7.49</text:span></text:p>
      <text:p text:style-name="P2"><text:span text:style-name="T10">Bedsheet £37.15</text:span></text:p>
      <text:p text:style-name="P2"><text:span text:style-name="T10">Passport photo £51</text:span></text:p>
      <text:p text:style-name="P2"><text:span text:style-name="T10">Vision express £40</text:span></text:p>
      <text:p text:style-name="P2"><text:span text:style-name="T10">Account fees £13</text:span></text:p>
      <text:p text:style-name="P2"><text:span text:style-name="T10">services payment £600</text:span></text:p>
      <text:p text:style-name="P2"><text:span text:style-name="T10">TOTAL £2,211.62</text:span></text:p>
      <text:p text:style-name="P2"><text:span text:style-name="T10"/></text:p>
      <text:p text:style-name="P2"><text:span text:style-name="T10"/></text:p>
      <text:p text:style-name="P2"><text:span text:style-name="T10">FEBRUARY 2023</text:span></text:p>
      <text:p text:style-name="P2"><text:span text:style-name="T10">INCOMINGS</text:span></text:p>
      <text:p text:style-name="P2"><text:span text:style-name="T10">Universal credit £ 1,334.11</text:span></text:p>
      <text:p text:style-name="P2"><text:span text:style-name="T10">Child benefit 260.60</text:span></text:p>
      <text:p text:style-name="P2"><text:span text:style-name="T10">Trafford help with food £120</text:span></text:p>
      <text:p text:style-name="P2"><text:span text:style-name="T10">Service payment (self employment ) £950</text:span></text:p>
      <text:p text:style-name="P2"><text:span text:style-name="T10">British gas refund of 2021 mistake debit £573.65</text:span></text:p>
      <text:p text:style-name="P2"><text:span text:style-name="T10">Total £2238.20</text:span></text:p>
      <text:p text:style-name="P2"><text:span text:style-name="T10">OUTGOINGS </text:span></text:p>
      <text:p text:style-name="P2"><text:span text:style-name="T10">Replace gloves and hats £19.60</text:span></text:p>
      <text:p text:style-name="P2"><text:span text:style-name="T10">food £147.46</text:span></text:p>
      <text:p text:style-name="P2"><text:span text:style-name="T10">water bottles £33.42</text:span></text:p>
      <text:p text:style-name="P2"><text:span text:style-name="T10">Children Coats £62.60</text:span></text:p>
      <text:p text:style-name="P2"><text:span text:style-name="T10">ISA ACCOUNT £200</text:span></text:p>
      <text:p text:style-name="P2"><text:span text:style-name="T10">TALK TALK Broadband£19.99</text:span></text:p>
      <text:p text:style-name="P2"><text:span text:style-name="T10">Rent £1,295</text:span></text:p>
      <text:p text:style-name="P2"><text:span text:style-name="T10">Birthday gift for Bryans mate £30</text:span></text:p>
      <text:p text:style-name="P2"><text:span text:style-name="T10">Gas/Electricity £74.71</text:span></text:p>
      <text:p text:style-name="P2"><text:span text:style-name="T10">Post Office £5.83</text:span></text:p>
      <text:p text:style-name="P2"><text:span text:style-name="T10">Total £ 1888.61</text:span></text:p>
      <text:p text:style-name="P2"><text:span text:style-name="T10"/></text:p>
      <text:p text:style-name="P2"><text:span text:style-name="T10"/></text:p>
      <text:p text:style-name="P2"><text:span text:style-name="T10">March 2023</text:span></text:p>
      <text:p text:style-name="P2"><text:span text:style-name="T10">Council tax £280</text:span></text:p>
      <text:p text:style-name="P2"><text:span text:style-name="T10">car insurance £59.86</text:span></text:p>
      <text:p text:style-name="P2"><text:span text:style-name="T10">Mobile phone insurance replacement £175</text:span></text:p>
      <text:p text:style-name="P2"><text:span text:style-name="T10">Food £93.07</text:span></text:p>
      <text:p text:style-name="P2"><text:span text:style-name="T10">Petrol £25.51</text:span></text:p>
      <text:p text:style-name="P2"><text:span text:style-name="T10">Gas /Electricity £103.11</text:span></text:p>
      <text:p text:style-name="P2"><text:span text:style-name="T10">Story book £8</text:span></text:p>
      <text:p text:style-name="P2"><text:span text:style-name="T10">Stationary £20.41</text:span></text:p>
      <text:p text:style-name="P2"><text:span text:style-name="T10">insurance £10.54</text:span></text:p>
      <text:p text:style-name="P2"><text:span text:style-name="T10">kitchen blender £61.83</text:span></text:p>
      <text:p text:style-name="P2"><text:span text:style-name="T10">Bryans phone contract £6.98</text:span></text:p>
      <text:p text:style-name="P2"><text:span text:style-name="T10">disney plus subscription 23.42</text:span></text:p>
      <text:p text:style-name="P2"><text:span text:style-name="T10">Pyjamas<text:s text:c="2"/>(5 people) £45</text:span></text:p>
      <text:p text:style-name="P2"><text:span text:style-name="T10">ISA £200</text:span></text:p>
      <text:p text:style-name="P2"><text:span text:style-name="T10">TOTAL £1112.73</text:span></text:p>
      <text:p text:style-name="P2"><text:span text:style-name="T10">INCOMINGS</text:span></text:p>
      <text:p text:style-name="P2"><text:span text:style-name="T10">Universal Credit £1,334.11</text:span></text:p>
      <text:p text:style-name="P2"><text:span text:style-name="T10">Child benefit £260.60 </text:span></text:p>
      <text:p text:style-name="P2"><text:span text:style-name="T10">Service Payment self employment £1350</text:span></text:p>
      <text:p text:style-name="P2"><text:span text:style-name="T10">Total £29944.71 </text:span></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s/></text:span></text:p>
      <text:p text:style-name="P2"><text:span text:style-name="T10"/></text:p>
      <text:p text:style-name="P2"><text:span text:style-name="T10"><text:s text:c="2"/></text:span></text:p>
      <text:p text:style-name="P2"><text:span text:style-name="T1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